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48000006EE5CB56F16.svm"/>
  <manifest:file-entry manifest:media-type="" manifest:full-path="Pictures/200000070000298D000019883373F0C6.svm"/>
  <manifest:file-entry manifest:media-type="" manifest:full-path="Pictures/20000007000036E200000C828D874E9C.svm"/>
  <manifest:file-entry manifest:media-type="" manifest:full-path="Pictures/2000000700004A510000497D47178D22.svm"/>
  <manifest:file-entry manifest:media-type="" manifest:full-path="Pictures/200000070000497D000007DCFA218594.svm"/>
  <manifest:file-entry manifest:media-type="" manifest:full-path="Pictures/2000000700005F3100001070C0D3F322.svm"/>
  <manifest:file-entry manifest:media-type="" manifest:full-path="Pictures/2000000700003C0D0000033556E58CA2.svm"/>
  <manifest:file-entry manifest:media-type="" manifest:full-path="Pictures/2000000700004AEF00001178E23D0ABF.svm"/>
  <manifest:file-entry manifest:media-type="" manifest:full-path="Pictures/2000000700003168000008B0F000A2E7.svm"/>
  <manifest:file-entry manifest:media-type="" manifest:full-path="Pictures/200000070000492E0000247DDF68B6C5.svm"/>
  <manifest:file-entry manifest:media-type="" manifest:full-path="Pictures/20000007000043E80000455BB02A5E0F.svm"/>
  <manifest:file-entry manifest:media-type="" manifest:full-path="Pictures/2000000700004153000005B0B7F4E901.svm"/>
  <manifest:file-entry manifest:media-type="" manifest:full-path="Pictures/2000000700001D2600000B105AB5330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New"/>
    </style:style>
    <style:style style:name="P7" style:family="paragraph" style:parent-style-name="Standard">
      <style:paragraph-properties fo:text-align="justify" style:justify-single-word="false"/>
      <style:text-properties style:font-name="Courier New"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9">
      <style:paragraph-properties fo:text-align="justify" style:justify-single-word="false"/>
      <style:text-properties style:text-underline-style="none" fo:font-weight="normal" style:font-weight-asian="normal" style:font-weight-complex="normal"/>
    </style:style>
    <style:style style:name="P18" style:family="paragraph" style:parent-style-name="Standard" style:list-style-name="L10">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1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1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expressions régulières</text:p>
      <text:p text:style-name="P1"/>
      <text:p text:style-name="P3">Les expressions régulières permettent de mettre en place des fonctionnalité "rechercher / remplacer" très poussées. Il y a deux types d'expressions régulières, POSIX (+ simple, moins rapide) et PCRE (un peu moins simple, plus rapide). Ici on go PCRE. </text:p>
      <text:p text:style-name="P3"/>
      <text:p text:style-name="P3">Les fonctions PCRE emploient toujours la même grammaire. La fonction de base permet de rechercher :</text:p>
      <text:p text:style-name="P3"/>
      <text:p text:style-name="P3">preg_match(" ** REGEX ** ", "Chaîne de la recherche").</text:p>
      <text:p text:style-name="P3"/>
      <text:p text:style-name="P3">On l'utilise, bien sûr, en général avec une condition "if" qui fait quelque chose si la chaîne est conforme à la REGEX, et autre chose si non.</text:p>
      <text:p text:style-name="P3"/>
      <text:list xml:id="list1482474331711102985" text:style-name="L1">
        <text:list-item>
          <text:p text:style-name="P9">La REGEX est toujours entourée de délimiteurs. Ça peut être différentes choses, mais nous on utilisera #Ma Regex# comme délimiteurs. Si on veut utiliser des options, on les précise juste après le délimiteur de fin #Ma Regex#Option.</text:p>
        </text:list-item>
      </text:list>
      <text:p text:style-name="P3"/>
      <text:p text:style-name="P3"/>
      <text:list xml:id="list1815131144099986268" text:style-name="L2">
        <text:list-item>
          <text:p text:style-name="P10">Pour rechercher un mot (ou une suite de lettre), c'est simple. Ici ça retourne Vrai par exemple :</text:p>
        </text:list-item>
      </text:list>
      <text:p text:style-name="P3"/>
      <text:p text:style-name="P3"><draw:frame draw:style-name="fr1" draw:name="images1" text:anchor-type="paragraph" svg:width="7.461cm" svg:height="2.833cm" draw:z-index="0"><draw:image xlink:href="Pictures/2000000700001D2600000B105AB53303.svm" xlink:type="simple" xlink:show="embed" xlink:actuate="onLoad"/></draw:frame>Attention, les regex sont sensibles à la casse, ça veut dire qu'elles font la différence entre majuscules et minuscules. Pour éviter ça (souvent on veut pas faire la différence, si la personne a pas mis de majuscule au début ou si elle en a mis une pour son adresse mail, ça devrait pas compter), on ajoute simplement une option à la fin de la regex : </text:p>
      <text:p text:style-name="P3"/>
      <text:p text:style-name="P3">#guitare#i : prend "guitare", "Guitare", "GUITARE" etc...</text:p>
      <text:p text:style-name="P3"/>
      <text:list xml:id="list6371380021391100488" text:style-name="L3">
        <text:list-item>
          <text:p text:style-name="P11">Le symbole OU : | . Typiquement :</text:p>
        </text:list-item>
      </text:list>
      <text:p text:style-name="P3"/>
      <text:p text:style-name="P3">#guitare|piano#i : prend "Je joue de la guitare" et "Je joue du piano".</text:p>
      <text:p text:style-name="P3"/>
      <text:list xml:id="list3044088818787819460" text:style-name="L4">
        <text:list-item>
          <text:p text:style-name="P12">Début et fin de chaîne.</text:p>
          <text:p text:style-name="P12"><text:s/>- ^ indique que ce qui suit doit être ce par quoi commence la chaîne.</text:p>
          <text:p text:style-name="P12">- $ indique que ce qui suit doit être ce par quoi se termine la chaîne.</text:p>
        </text:list-item>
      </text:list>
      <text:p text:style-name="P3"><draw:frame draw:style-name="fr2" draw:name="images2" text:anchor-type="paragraph" svg:x="3.729cm" svg:y="0.718cm" svg:width="7.643cm" svg:height="4.695cm" draw:z-index="1"><draw:image xlink:href="Pictures/200000070000298D000019883373F0C6.svm" xlink:type="simple" xlink:show="embed" xlink:actuate="onLoad"/></draw:frame></text:p>
      <text:p text:style-name="P3"><text:soft-page-break/></text:p>
      <text:list xml:id="list817216787895912808" text:style-name="L5">
        <text:list-item>
          <text:p text:style-name="P13">Les classes de caractères se placent entre crochets. Une classe de caractère signifie qu'une des lettres / un des symboles contenus entre les crochets est acceptable, ou plutôt <text:span text:style-name="T1">que la chaîne doit contenir au moins un des symboles de la classe de caractères à l'endroit où c'est spécifié</text:span>.</text:p>
        </text:list-item>
      </text:list>
      <text:p text:style-name="P3"/>
      <text:p text:style-name="P3">Par exemple si on veut uniquement des phrases qui commencent par a ou b :</text:p>
      <text:p text:style-name="P3">#^[ab]#i : prend "Alors ça vient ?", "Bonjour !".</text:p>
      <text:p text:style-name="P3"/>
      <text:p text:style-name="P3">On peut également intégrer les classes de caractères au milieu de mots :</text:p>
      <text:p text:style-name="P3">#gr[ioa]s#i : prend "gris", "gros" et "gras".</text:p>
      <text:p text:style-name="P3"/>
      <text:p text:style-name="P3">Les classes peuvent se construire lettre par lettre, ou symbole par symbole. Cependant on peut également les construire par des intervals. Par exemple :</text:p>
      <text:p text:style-name="P3"/>
      <text:p text:style-name="P3">#[a-z]# : prend un champ composé d'au moins un a ou un z, n'importe où.</text:p>
      <text:p text:style-name="P3">#[a-z0-9]# : prend un champ composé d'au moins une lettre ou un chiffre.</text:p>
      <text:p text:style-name="P3">Exemple intéressant, vérifie si jamais on contient une balise de titre de 1 à 6, en vérifiant si après le &lt;h on a quelque chose de 1 à 6.</text:p>
      <text:p text:style-name="P3"/>
      <text:p text:style-name="P3"><draw:frame draw:style-name="fr1" draw:name="images3" text:anchor-type="paragraph" svg:width="16.723cm" svg:height="1.455cm" draw:z-index="2"><draw:image xlink:href="Pictures/2000000700004153000005B0B7F4E901.svm" xlink:type="simple" xlink:show="embed" xlink:actuate="onLoad"/></draw:frame></text:p>
      <text:p text:style-name="P3">Pour dire <text:span text:style-name="T1">l'inverse</text:span>, <text:span text:style-name="T1">càd qu'on ne veut pas des trucs contenus dans la classe de caractères à un endroit précis, on utilise :</text:span></text:p>
      <text:p text:style-name="P4"/>
      <text:p text:style-name="P3">#[^a-z]#i : ici cela veut dire qu'on veut au moins un des symboles de la chaîne (puisqu'on ne précise pas la position, ce symbol peut être n'importe lequel !) qui ne soit pas une lettre.</text:p>
      <text:p text:style-name="P3">#^[^0-9]#i : ici, on ne veut pas que la chaîne commence par un chiffre !</text:p>
      <text:p text:style-name="P3">#[^aeiouy]$#i : ici on ne veut pas que la chaîne se finisse par une voyelle.</text:p>
      <text:p text:style-name="P3"/>
      <text:list xml:id="list4946703057069742739" text:style-name="L6">
        <text:list-item>
          <text:p text:style-name="P14">Les quantificateurs. Première chose essentielle : les quantificateurs s'appliquent sur le symbole (ou la classe de caractères) qui les précède directement.</text:p>
        </text:list-item>
      </text:list>
      <text:p text:style-name="P3"/>
      <text:list xml:id="list5240717877886035837" text:style-name="L7">
        <text:list-item>
          <text:list>
            <text:list-item>
              <text:list>
                <text:list-item>
                  <text:p text:style-name="P15">Le ? : le symbole est facultatif. Il peut y être<text:span text:style-name="T1"> 0 ou 1 fois</text:span>. Par exemple :</text:p>
                  <text:p text:style-name="P15"/>
                  <text:p text:style-name="P15">#^[0-9]? #i prend : "1 coucou" ou "Pas de chiffres ici.".</text:p>
                  <text:p text:style-name="P15">#bor?is#i prend "boris" et "bois".</text:p>
                </text:list-item>
                <text:list-item>
                  <text:p text:style-name="P15">Le + : le symbole est obligatoire, il peut apparaître <text:span text:style-name="T1">1 fois ou plus</text:span>. </text:p>
                </text:list-item>
              </text:list>
            </text:list-item>
          </text:list>
        </text:list-item>
      </text:list>
      <text:p text:style-name="P3"><text:tab/><text:tab/></text:p>
      <text:p text:style-name="P3"><text:tab/><text:tab/>#bor+is#i prend "Boris", "Borris", "Borrrrrris" etc...</text:p>
      <text:list xml:id="list39344668" text:continue-numbering="true" text:style-name="L7">
        <text:list-item>
          <text:list>
            <text:list-item>
              <text:list>
                <text:list-item>
                  <text:p text:style-name="P15">Le * : le symbole est facultatif. Il peut y être <text:span text:style-name="T1">0 ou plusieurs fois</text:span>. </text:p>
                </text:list-item>
              </text:list>
            </text:list-item>
          </text:list>
        </text:list-item>
      </text:list>
      <text:p text:style-name="P3"/>
      <text:p text:style-name="P3"><text:tab/><text:tab/>#bor*is#i prend "bois", "boris", "borris" etc...</text:p>
      <text:p text:style-name="P3"/>
      <text:p text:style-name="P3">Si on veut, on peut appliquer des quantificateurs à plusieurs lettres à la fois. Par exemple :</text:p>
      <text:p text:style-name="P3">#Ay(ay)+#i prend : "Ayay", "Ayayay", "Ayayayay" etc...</text:p>
      <text:p text:style-name="P3">#Ay(ay|oy)*#i prend : "Ay", "Ayoy", "Ayayoyay", "Ayayayayay" etc...</text:p>
      <text:p text:style-name="P3"/>
      <text:p text:style-name="P3">On peut également appliquer ça à des classes : #gr[aio]+s#i prend "graaas", "graaais" etc...</text:p>
      <text:p text:style-name="P3"/>
      <text:list xml:id="list6057076546337501659" text:style-name="L8">
        <text:list-item>
          <text:p text:style-name="P16"><text:soft-page-break/>Les accolades. Parfois on veut être un peu plus précis que 0 ou 1 fois, 1 fois ou plus etc... Par exemple, on peut avoir envie qu'une lettre, un symbole, un ensemble de lettres ( (Bla) par exemple), une classe de caractère ([ioa] par exemple), se répète un certain nombre de fois, par exemple 3 fois très précisément.</text:p>
        </text:list-item>
      </text:list>
      <text:p text:style-name="P3"><text:tab/>Dans ce cas, on peut utiliser des accolades :</text:p>
      <text:list xml:id="list6124733585163886817" text:style-name="L9">
        <text:list-item>
          <text:list>
            <text:list-item>
              <text:p text:style-name="P17">#^w{3}#i : on doit impérativement commencer avec www.</text:p>
            </text:list-item>
            <text:list-item>
              <text:p text:style-name="P17">#Yaho{3,5}$#i : on doit finir par Yahooo, Yahoooo ou Yahooooo.</text:p>
            </text:list-item>
            <text:list-item>
              <text:p text:style-name="P17">#Yaho{3,}$#i : on doit finir par au moins 3 fois 'o'.</text:p>
            </text:list-item>
            <text:list-item>
              <text:p text:style-name="P17">#Yaho{,3}$#i : on doit finir par de 0 à 3 fois 'o'. EDIT : apparemment ça n'existe pas !</text:p>
            </text:list-item>
          </text:list>
        </text:list-item>
      </text:list>
      <text:p text:style-name="P3"/>
      <text:p text:style-name="P3"/>
      <text:p text:style-name="P3">Bon on a vu pas mal de métacaractères. Le problème, c'est que comment on va faire pour chercher ces caractères dans une chaîne ? Par exemple si on cherche l'expression "Hein ?", et qu'on écrit tout simplement ça dans la regex, ça va pas le faire. Pour pallier à ça, comme d'habitude, on l'échappe avec un anti-slash :</text:p>
      <text:p text:style-name="P3"/>
      <text:p text:style-name="P3">#Quoi \?$#i : recherche "Quoi ?" et pas "Qu + i facultatif".</text:p>
      <text:p text:style-name="P3"/>
      <text:p text:style-name="P3">Pareil, pour utiliser un antislash dans la recherche, il faut l'échapper lui-même ...</text:p>
      <text:p text:style-name="P3"/>
      <text:p text:style-name="P5"><text:span text:style-name="T2">On doit échapper : </text:span><text:span text:style-name="Source_20_Text"># ! ^ $ ( ) [ ] { } ? + * . \</text:span> </text:p>
      <text:p text:style-name="P5"/>
      <text:p text:style-name="P5">Attention, à l'intérieur d'une classe de caractères, pas besoin de mettre des antislash, on peut écrire :</text:p>
      <text:p text:style-name="P5">#[a-z?!]#i : prend toutes les lettres, le point d'interrogation et le point d'exclamation. 3 exceptions, où on doit échapper le signe à l'intérieur d'une classe : le ']' pour pas qu'il ferme la classe, le # pour pas qu'il ferme la regex, le '-' pour pas qu'il délimite un interval. </text:p>
      <text:p text:style-name="P5"/>
      <text:p text:style-name="P5">LES CLASSES RACCOURCIES :</text:p>
      <text:p text:style-name="P5"><draw:frame draw:style-name="fr2" draw:name="images4" text:anchor-type="paragraph" svg:x="2.549cm" svg:y="0.162cm" svg:width="11.442cm" svg:height="11.686cm" draw:z-index="3"><draw:image xlink:href="Pictures/20000007000043E80000455BB02A5E0F.svm" xlink:type="simple" xlink:show="embed" xlink:actuate="onLoad"/></draw:frame></text:p>
      <text:p text:style-name="P2"><text:soft-page-break/></text:p>
      <text:p text:style-name="P2"/>
      <text:p text:style-name="P2">Pratique expressions régulières :</text:p>
      <text:p text:style-name="P2"/>
      <text:p text:style-name="P5"><text:span text:style-name="T2">Pour les numéros de téléphone : </text:span><text:span text:style-name="Source_20_Text">#^0[1-68][0-9]{8}$#</text:span> </text:p>
      <text:p text:style-name="P5">On commence avec 0, puis on a un chiffre de 1 à 6 OU 8, puis on a pour finir 8 chiffres entre 0 et 9.</text:p>
      <text:p text:style-name="P5"/>
      <text:p text:style-name="P5">Pour les numéros de téléphones qui acceptent espaces, points, et tirets tous les 2 chiffres :</text:p>
      <text:p text:style-name="P6">#^0[1-68]([ .-]?[0-9]{2}){4}$#</text:p>
      <text:p text:style-name="P3"/>
      <text:p text:style-name="P3">Pour les adresses mail :</text:p>
      <text:p text:style-name="P7">#^[a-z0-9.-_]+@[a-z0-9.-_]{2,}\.[a-z]{2,4}$#</text:p>
      <text:p text:style-name="P3"/>
      <text:p text:style-name="P2"/>
      <text:p text:style-name="P2"/>
      <text:p text:style-name="P2">SQL et les regexp :</text:p>
      <text:p text:style-name="P2"/>
      <text:p text:style-name="P3">SQL comprend les regex, et on peut les utiliser. Le seul truc, c'est que SQL ne comprend que les requêtes en format POSIX. Mais c'est pas difficile de traduire : le seul truc à faire, c'est de retirer les # (pas de délimiteurs), et de ne pas utiliser les raccourcis.</text:p>
      <text:p text:style-name="P3">Le mot clé pour utiliser des regexp en SQL est REGEXP à la place d'un '=' après un WHERE. Par exemple :</text:p>
      <text:p text:style-name="P3"/>
      <text:p text:style-name="P2"><draw:frame draw:style-name="fr3" draw:name="images5" text:anchor-type="paragraph" svg:width="16.999cm" svg:height="3.96cm" draw:z-index="4"><draw:image xlink:href="Pictures/2000000700004AEF00001178E23D0ABF.svm" xlink:type="simple" xlink:show="embed" xlink:actuate="onLoad"/></draw:frame></text:p>
      <text:p text:style-name="P2"/>
      <text:p text:style-name="P2">Capture et remplacement :</text:p>
      <text:p text:style-name="P2"/>
      <text:p text:style-name="P3">1ère chose à savoir : quand on met des parenthèses dans une regexp, on crée une variable. On crée $1 pour les premières parenthèses, $2 pour les secondes parenthèses etc... La variable $0 prend toute la regexp.</text:p>
      <text:p text:style-name="P3"/>
      <text:p text:style-name="P3">Avec :</text:p>
      <text:p text:style-name="P3"><text:span text:style-name="Source_20_Text">#\[b\](.+)\[/b\]#</text:span> <text:s/>on a $1 = .+</text:p>
      <text:p text:style-name="P3">Et sinon cette regexp sélectionne "[b] ... n'importe quel caractère ... [/b]".</text:p>
      <text:p text:style-name="P3"/>
      <text:p text:style-name="P3">Pour utiliser ça, on passe à la fonction preg_replace :</text:p>
      <text:p text:style-name="P3"/>
      <text:p text:style-name="P3"><draw:frame draw:style-name="fr3" draw:name="images6" text:anchor-type="paragraph" svg:width="16.999cm" svg:height="1.607cm" draw:z-index="5"><draw:image xlink:href="Pictures/2000000700004948000006EE5CB56F16.svm" xlink:type="simple" xlink:show="embed" xlink:actuate="onLoad"/></draw:frame></text:p>
      <text:p text:style-name="P3">Ici, tout ce qui se trouve entre [b] et [/b] dans la chaîne $text sera entouré de balises &lt;strong&gt;&lt;/strong&gt;. Ex : </text:p>
      <text:p text:style-name="P3"/>
      <text:p text:style-name="P3"><draw:frame draw:style-name="fr1" draw:name="images7" text:anchor-type="paragraph" svg:width="13.811cm" svg:height="3.336cm" draw:z-index="6"><draw:image xlink:href="Pictures/20000007000036E200000C828D874E9C.svm" xlink:type="simple" xlink:show="embed" xlink:actuate="onLoad"/></draw:frame><text:soft-page-break/>(on rajoute i pour que ça prenne aussi [B] [/B]).</text:p>
      <text:p text:style-name="P3"/>
      <text:p text:style-name="P3">Imaginons qu'on ne veuille pas qu'une parenthèse soit capturante (assez rare, si il y a vraiment trop de parenthèses ou quoi) : il faut que juste après l'ouverture de la parenthèse, on ait :? <text:s text:c="4"/>, genre :</text:p>
      <text:p text:style-name="P3">#anti(?:cons)titutionnellement# : ici il n'y a pas de $1, seulement $0. </text:p>
      <text:p text:style-name="P3"/>
      <text:p text:style-name="P2">Créer un parser (bbCode) :</text:p>
      <text:p text:style-name="P2"/>
      <text:p text:style-name="P3">En fait, ça permet de prendre du code de l'utilisateur (par exemple sur un forum ou quoi) et de le mettre en forme grace à un code "fait maison". Donc le [b] [/b] peut être un début, cependant il lui manque quelques options :</text:p>
      <text:p text:style-name="P3"/>
      <text:list xml:id="list94366914225446948" text:style-name="L10">
        <text:list-item>
          <text:p text:style-name="P18">On met l'option i pour prendre les balises bbCode en maj et en min.</text:p>
        </text:list-item>
        <text:list-item>
          <text:p text:style-name="P18">On met l'option s pour que le point dans la regexp marche aussi pour les retours à la ligne, et que notre bbCode fonctionne pour un code s'étendant sur plusieurs lignes.</text:p>
        </text:list-item>
        <text:list-item>
          <text:p text:style-name="P18">On met l'option U (pour "ungreedy"), sans cette option, si on utilise [b] Hello [/b] people, what's up in [b] here ? [/b] , ça va tout prendre, de la première balise ouvrante à la dernière balise fermante.</text:p>
        </text:list-item>
      </text:list>
      <text:p text:style-name="P3"/>
      <text:p text:style-name="P3"/>
      <text:p text:style-name="P3">Pour : remplacer les [b] [/b] en gras, les [em] [/em] en italique, gérer la couleur, transformer les trucs commençant pas http(s) en liens, on a :</text:p>
      <text:p text:style-name="P3"/>
      <text:p text:style-name="P3"><draw:frame draw:style-name="fr4" draw:name="images8" text:anchor-type="paragraph" svg:width="20.498cm" svg:height="3.54cm" draw:z-index="7"><draw:image xlink:href="Pictures/2000000700005F3100001070C0D3F322.svm" xlink:type="simple" xlink:show="embed" xlink:actuate="onLoad"/></draw:frame></text:p>
      <text:p text:style-name="P3"/>
      <text:p text:style-name="P3">Exemple avec quelques fonctions supplémentaires (genre stripslashes, n12br) :</text:p>
      <text:p text:style-name="P3"/>
      <text:p text:style-name="P3"><draw:frame draw:style-name="fr4" draw:name="images9" text:anchor-type="paragraph" svg:width="19.999cm" svg:height="9.971cm" draw:z-index="8"><draw:image xlink:href="Pictures/200000070000492E0000247DDF68B6C5.svm" xlink:type="simple" xlink:show="embed" xlink:actuate="onLoad"/></draw:frame><text:soft-page-break/></text:p>
      <text:p text:style-name="P3"/>
      <text:p text:style-name="P3"/>
      <text:p text:style-name="P3"/>
      <text:p text:style-name="P2">TP espace membre :</text:p>
      <text:p text:style-name="P2"/>
      <text:p text:style-name="P3">Hach du mot de passe + stockage du mot de passe haché dans les cookies, création et destruction de sessions.</text:p>
      <text:p text:style-name="P3"/>
      <text:p text:style-name="P3"/>
      <text:p text:style-name="P2">DOC PHP :<text:span text:style-name="T2"> </text:span><text:a xlink:type="simple" xlink:href="http://www.php.net/manual/fr/funcref.php" text:style-name="Internet_20_link" text:visited-style-name="Visited_20_Internet_20_Link">http://www.php.net/manual/fr/funcref.php</text:a><text:span text:style-name="T2"> </text:span></text:p>
      <text:p text:style-name="P2"><text:span text:style-name="T2"/></text:p>
      <text:p text:style-name="P2"><text:span text:style-name="T2"/></text:p>
      <text:p text:style-name="P20">Création d'un dossier administrateur :</text:p>
      <text:p text:style-name="P20"/>
      <text:p text:style-name="P21"><text:a xlink:type="simple" xlink:href="https://openclassrooms.com/courses/918836-concevez-votre-site-web-avec-php-et-mysql/918580-proteger-un-dossier-avec-un-htaccess" text:style-name="Internet_20_link" text:visited-style-name="Visited_20_Internet_20_Link">https://openclassrooms.com/courses/918836-concevez-votre-site-web-avec-php-et-mysql/918580-proteger-un-dossier-avec-un-htaccess</text:a></text:p>
      <text:p text:style-name="P21"/>
      <text:list xml:id="list1678550313229288285" text:style-name="L11">
        <text:list-item>
          <text:p text:style-name="P22">Créer deux fichiers sur le disque dur (pas de nom, uniquement des extensions. Pour enregistrer des fichiers comme ça, entourer de guillemets, ".htaccess" par exemple)</text:p>
        </text:list-item>
      </text:list>
      <text:p text:style-name="P21"/>
      <text:list xml:id="list107768521806298847" text:style-name="L13">
        <text:list-item>
          <text:p text:style-name="P24">.htaccess, qui contiendra ceci :</text:p>
        </text:list-item>
      </text:list>
      <text:p text:style-name="P21"/>
      <text:p text:style-name="P21"/>
      <text:p text:style-name="P21"><draw:frame draw:style-name="fr3" draw:name="images10" text:anchor-type="paragraph" svg:width="16.999cm" svg:height="1.817cm" draw:z-index="9"><draw:image xlink:href="Pictures/200000070000497D000007DCFA218594.svm" xlink:type="simple" xlink:show="embed" xlink:actuate="onLoad"/></draw:frame></text:p>
      <text:p text:style-name="P21">Le "AuthName" sera le texte qui s'affichera lorsque quelqu'un essaiera de se connecter, dans la fenêtre où il devra rentrer son login et son mot de passe.</text:p>
      <text:p text:style-name="P21">AuthUserFile est le chemin <text:span text:style-name="T3">absolu</text:span> vers le fichier htpasswd. </text:p>
      <text:p text:style-name="P21"><text:soft-page-break/>Comment récupérer le chemin absolu quand on est pas en local tho ? On va utiliser une fonction PHP. On crée un fichier PHP "chemin.php" qu'on envoie sur notre serveur <text:span text:style-name="T1">dans le dossier qu'on veut protéger</text:span>. Dans ce fichier on a :</text:p>
      <text:p text:style-name="P21"/>
      <text:p text:style-name="P21"><draw:frame draw:style-name="fr1" draw:name="images11" text:anchor-type="paragraph" svg:width="15.372cm" svg:height="0.82cm" draw:z-index="10"><draw:image xlink:href="Pictures/2000000700003C0D0000033556E58CA2.svm" xlink:type="simple" xlink:show="embed" xlink:actuate="onLoad"/></draw:frame>On récupère ce que le navigateur nous affiche ensuite. Puis on supprime "chemin.php", et on colle notre chemin absolu dans htaccess AuthUserFile.</text:p>
      <text:p text:style-name="P21"/>
      <text:list xml:id="list8933328916995378572" text:style-name="L12">
        <text:list-item>
          <text:p text:style-name="P23">.htpasswd : le fichier contiendra une liste de login et de mots de passe du type pseudo:mdp. Il devrait ressembler à ça :</text:p>
        </text:list-item>
      </text:list>
      <text:p text:style-name="P21"/>
      <text:p text:style-name="P21"><draw:frame draw:style-name="fr1" draw:name="images12" text:anchor-type="paragraph" svg:width="12.649cm" svg:height="2.224cm" draw:z-index="11"><draw:image xlink:href="Pictures/2000000700003168000008B0F000A2E7.svm" xlink:type="simple" xlink:show="embed" xlink:actuate="onLoad"/></draw:frame>... On voit ici que les mots de passe sont cryptés, sécurité supplémentaire pour éviter que, si quelqu'un a accès au dossier (parce qu'il est sur le même PC ...), alors il ne puisse rien en faire.</text:p>
      <text:p text:style-name="P21">Comment on crypte les mots de passe ? Grâce à la fonction PHP crypt().</text:p>
      <text:p text:style-name="P21">Du coup on se crée un petit script PHP du type :</text:p>
      <text:p text:style-name="P21"/>
      <text:p text:style-name="P21"><draw:frame draw:style-name="fr1" draw:name="images13" text:anchor-type="paragraph" svg:width="14.483cm" svg:height="14.321cm" draw:z-index="12"><draw:image xlink:href="Pictures/2000000700004A510000497D47178D22.svm" xlink:type="simple" xlink:show="embed" xlink:actuate="onLoad"/></draw:frame></text:p>
      <text:p text:style-name="P21"/>
      <text:p text:style-name="P21"><text:soft-page-break/>... Et à chaques fois qu'on veut rajouter un administrateur dans notre fichier .htpasswd on exécute le script, et on copie-colle notre mot de passe crypté qui s'affiche. Quand l'administrateur rentrera son mot de passe, si le cryptage est équivalent, alors il pourra entrer. Cependant c'est à sens unique, on peut transformer le password en password crypté, mais pas transformer le crypt en password, on est donc protégé.</text:p>
      <text:p text:style-name="P21"/>
      <text:p text:style-name="P21">Une fois qu'on a ces deux fichiers, on les envoie dans le dossier qu'on veut protéger sur le serveur. Si quelqu'un essaie d'accéder à une des pages du dossier, il doit renseigner son login / mot de p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M15S</meta:editing-duration>
    <meta:editing-cycles>9</meta:editing-cycles>
    <meta:generator>OpenOffice/4.1.1$Win32 OpenOffice.org_project/411m6$Build-9775</meta:generator>
    <dc:date>2018-07-08T19:16:33.07</dc:date>
    <meta:document-statistic meta:table-count="0" meta:image-count="13" meta:object-count="0" meta:page-count="8" meta:paragraph-count="97" meta:word-count="1804" meta:character-count="10156"/>
    <meta:user-defined meta:name="Info 1"/>
    <meta:user-defined meta:name="Info 2"/>
    <meta:user-defined meta:name="Info 3"/>
    <meta:user-defined meta:name="Info 4"/>
  </office:meta>
</office:document-meta>
</file>